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713e" officeooo:paragraph-rsid="001b713e"/>
    </style:style>
    <style:style style:name="P2" style:family="paragraph" style:parent-style-name="Standard">
      <style:text-properties officeooo:paragraph-rsid="001b713e"/>
    </style:style>
    <style:style style:name="P3" style:family="paragraph" style:parent-style-name="Standard">
      <style:text-properties officeooo:rsid="001d08ca" officeooo:paragraph-rsid="001d08ca"/>
    </style:style>
    <style:style style:name="P4" style:family="paragraph" style:parent-style-name="Standard">
      <style:text-properties fo:font-size="12pt" fo:font-weight="normal" officeooo:rsid="001d08ca" officeooo:paragraph-rsid="001d08ca" style:font-weight-asian="normal" style:font-weight-complex="normal"/>
    </style:style>
    <style:style style:name="P5" style:family="paragraph" style:parent-style-name="Preformatted_20_Text">
      <style:paragraph-properties fo:margin-top="0in" fo:margin-bottom="0.1965in" style:contextual-spacing="false" style:writing-mode="lr-tb"/>
      <style:text-properties officeooo:paragraph-rsid="001d8bae"/>
    </style:style>
    <style:style style:name="P6" style:family="paragraph" style:parent-style-name="Standard">
      <style:text-properties officeooo:paragraph-rsid="001d8bae"/>
    </style:style>
    <style:style style:name="P7" style:family="paragraph" style:parent-style-name="Preformatted_20_Text" style:list-style-name="L1"/>
    <style:style style:name="P8" style:family="paragraph" style:parent-style-name="Preformatted_20_Text" style:list-style-name="L1">
      <style:paragraph-properties style:writing-mode="lr-tb"/>
    </style:style>
    <style:style style:name="P9" style:family="paragraph" style:parent-style-name="Preformatted_20_Text" style:list-style-name="L1">
      <style:paragraph-properties fo:margin-top="0in" fo:margin-bottom="0.1965in" style:contextual-spacing="false" style:writing-mode="lr-tb"/>
    </style:style>
    <style:style style:name="P10" style:family="paragraph" style:parent-style-name="Preformatted_20_Text" style:list-style-name="L1">
      <style:paragraph-properties style:writing-mode="lr-tb"/>
      <style:text-properties officeooo:paragraph-rsid="001d8bae"/>
    </style:style>
    <style:style style:name="P11" style:family="paragraph" style:parent-style-name="Preformatted_20_Text" style:list-style-name="L1">
      <style:paragraph-properties fo:margin-top="0in" fo:margin-bottom="0.1965in" style:contextual-spacing="false" style:writing-mode="lr-tb"/>
      <style:text-properties officeooo:paragraph-rsid="001d8bae"/>
    </style:style>
    <style:style style:name="P12" style:family="paragraph" style:parent-style-name="Standard">
      <style:text-properties fo:font-size="16pt" fo:font-weight="bold" officeooo:rsid="001d8bae" officeooo:paragraph-rsid="001d8bae" style:font-weight-asian="bold" style:font-weight-complex="bold"/>
    </style:style>
    <style:style style:name="P13" style:family="paragraph" style:parent-style-name="Standard">
      <style:text-properties fo:font-size="14pt" fo:font-weight="normal" officeooo:rsid="001da07b" officeooo:paragraph-rsid="001da07b" style:font-size-asian="15.75pt" style:font-weight-asian="normal" style:font-size-complex="18pt" style:font-weight-complex="normal"/>
    </style:style>
    <style:style style:name="P14" style:family="paragraph" style:parent-style-name="Standard">
      <style:text-properties fo:font-size="8pt" fo:font-weight="normal" officeooo:rsid="001b713e" officeooo:paragraph-rsid="001b713e" style:font-size-asian="15.75pt" style:font-weight-asian="normal" style:font-size-complex="18pt" style:font-weight-complex="normal"/>
    </style:style>
    <style:style style:name="P15" style:family="paragraph" style:parent-style-name="Text_20_body" style:list-style-name="L1"/>
    <style:style style:name="T1" style:family="text">
      <style:text-properties officeooo:rsid="001b713e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officeooo:rsid="001d8bae"/>
    </style:style>
    <style:style style:name="T4" style:family="text">
      <style:text-properties fo:font-size="22pt" fo:font-weight="bold" officeooo:rsid="001d8bae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e9d2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****************************************************************************</text:p>
      <text:p text:style-name="P3"><text:span text:style-name="T2">Internet problem in board:</text:span><text:line-break/></text:p>
      <text:p text:style-name="P1">First check the routing in board:</text:p>
      <text:p text:style-name="P1">ip route</text:p>
      <text:p text:style-name="P1">if it shows both lan and wifi check which one has lower metric(higher priority)</text:p>
      <text:p text:style-name="P2"><text:span text:style-name="T1">one solution is to connect to wifi and use lower metric for it:<text:line-break/></text:span>sudo nmcli device wifi list sudo nmcli device wifi connect "SSID" password "your_password"</text:p>
      <text:p text:style-name="P2"/>
      <text:p text:style-name="P2"/>
      <text:p text:style-name="P2">sudo ip route del default via 192.168.178.1 dev wlan0</text:p>
      <text:p text:style-name="P2">sudo ip route add default via 192.168.178.1 dev wlan0 metric 50</text:p>
      <text:p text:style-name="P2"/>
      <text:p text:style-name="P1">other solution is to fix the nat forwarding:</text:p>
      <text:p text:style-name="P2"><text:span text:style-name="T1">first try this:<text:line-break/></text:span>sudo iptables -P FORWARD ACCEPT</text:p>
      <text:p text:style-name="P2"/>
      <text:p text:style-name="P1">if it does not work try this then above as well:<text:line-break/>sudo iptables -t nat -A POSTROUTING -o wlp0s20f3 -j MASQUERADE</text:p>
      <text:p text:style-name="P1">sudo iptables -A FORWARD -i eth0 -o wlp0s20f3 -j ACCEPT</text:p>
      <text:p text:style-name="P1">sudo iptables -A FORWARD -m state --state RELATED,ESTABLISHED -j ACCEPT</text:p>
      <text:p text:style-name="P1"/>
      <text:p text:style-name="P1">******************************************************************************</text:p>
      <text:p text:style-name="P12">Perf problem on khadas:</text:p>
      <text:p text:style-name="P6"><text:span text:style-name="T4"><text:line-break/></text:span><text:span text:style-name="Strong_20_Emphasis">Steps to Install </text:span><text:span text:style-name="Strong_20_Emphasis"><text:span text:style-name="Source_20_Text">perf</text:span></text:span><text:span text:style-name="Strong_20_Emphasis"> for Kernel 5.15.137</text:span></text:p>
      <text:list xml:id="list1860312828" text:style-name="L1">
        <text:list-item>
          <text:p text:style-name="P15"><text:span text:style-name="Strong_20_Emphasis">Navigate to the Kernel Source Directory:</text:span> Ensure you have the kernel source code for version 5.15.137. If not, download and extract it:</text:p>
          <text:p text:style-name="P7"/>
          <text:p text:style-name="P8"><text:span text:style-name="Source_20_Text">wget https://cdn.kernel.org/pub/linux/kernel/v5.x/linux-5.15.137.tar.xz</text:span></text:p>
          <text:p text:style-name="P8"><text:span text:style-name="Source_20_Text">tar -xf linux-5.15.137.tar.xz</text:span></text:p>
          <text:p text:style-name="P9"><text:span text:style-name="Source_20_Text">cd linux-5.15.137</text:span></text:p>
        </text:list-item>
        <text:list-item>
          <text:p text:style-name="P15"><text:span text:style-name="Strong_20_Emphasis">Build the </text:span><text:span text:style-name="Strong_20_Emphasis"><text:span text:style-name="Source_20_Text">perf</text:span></text:span><text:span text:style-name="Strong_20_Emphasis"> Tool:</text:span> Navigate to the <text:span text:style-name="Source_20_Text">tools/perf</text:span> directory within the kernel source and compile <text:span text:style-name="Source_20_Text">perf</text:span>:</text:p>
          <text:p text:style-name="P7"/>
          <text:p text:style-name="P10"><text:span text:style-name="Source_20_Text">cd tools/perf</text:span></text:p>
          <text:p text:style-name="P10"><text:span text:style-name="Source_20_Text">PYTHON=/usr/bin/python3.10 make -j$(nproc)</text:span></text:p>
        </text:list-item>
        <text:list-item>
          <text:p text:style-name="P15"><text:span text:style-name="Strong_20_Emphasis">Install the Compiled </text:span><text:span text:style-name="Strong_20_Emphasis"><text:span text:style-name="Source_20_Text">perf</text:span></text:span><text:span text:style-name="Strong_20_Emphasis">:</text:span> After a successful build, install <text:span text:style-name="Source_20_Text">perf</text:span> to your system:</text:p>
          <text:p text:style-name="P7"/>
          <text:p text:style-name="P11"><text:span text:style-name="Source_20_Text">sudo PYTHON=/usr/bin/python3.10 make install</text:span></text:p>
          <text:p text:style-name="P15">This installs the <text:span text:style-name="Source_20_Text">perf</text:span> binary to your system path.</text:p>
        </text:list-item>
        <text:list-item>
          <text:p text:style-name="P15"><text:span text:style-name="Strong_20_Emphasis">Verify the Installation:</text:span> Check if <text:span text:style-name="Source_20_Text">perf</text:span> is installed and works correctly:</text:p>
          <text:p text:style-name="P7"><text:soft-page-break/>bash</text:p>
          <text:p text:style-name="P7">CopyEdit</text:p>
          <text:p text:style-name="P9"><text:span text:style-name="Source_20_Text">perf –version</text:span></text:p>
        </text:list-item>
      </text:list>
      <text:p text:style-name="P5"><text:span text:style-name="Source_20_Text"><text:span text:style-name="T3">if did not installed:</text:span></text:span></text:p>
      <text:p text:style-name="P5"><text:span text:style-name="Source_20_Text">sudo ln -sf ~/Desktop/working_dir/linux-5.15.137/tools/perf/perf /usr/bin/perf</text:span></text:p>
      <text:p text:style-name="P5"><text:span text:style-name="Source_20_Text"/></text:p>
      <text:p text:style-name="P5"><text:span text:style-name="Source_20_Text"><text:span text:style-name="T3">check its version with kernel versoin:<text:line-break/>uname -r</text:span></text:span></text:p>
      <text:p text:style-name="P5"><text:span text:style-name="Source_20_Text">*******************************************************************************</text:span></text:p>
      <text:p text:style-name="P13"><text:span text:style-name="T5">git add subtree</text:span>:<text:line-break/>git remote add ultralytics-yolov5 https://github.com/ultralytics/yolov5.git</text:p>
      <text:p text:style-name="P13">git fetch ultralytics-yolov5</text:p>
      <text:p text:style-name="P13">git subtree add --prefix ObjectDetection/yolov5 <text:s/>yolov5-upstream <text:s/>master –squash</text:p>
      <text:p text:style-name="P13"/>
      <text:p text:style-name="P13"/>
      <text:p text:style-name="P13">************************************************************<text:span text:style-name="T6">8</text:span></text:p>
      <text:p text:style-name="P14"/>
      <text:p text:style-name="P1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7:59:55.623813452</meta:creation-date>
    <dc:date>2025-04-26T22:54:53.804826842</dc:date>
    <meta:editing-duration>PT28M37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38" meta:word-count="277" meta:character-count="2136" meta:non-whitespace-character-count="1899"/>
  </office:meta>
</office:document-meta>
</file>